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18027AB7F5613BB9E0B.png" manifest:media-type="image/png"/>
  <manifest:file-entry manifest:full-path="Pictures/10000001000003A40000016822046D129AE3E038.png" manifest:media-type="image/png"/>
  <manifest:file-entry manifest:full-path="Pictures/1000000100000542000001A59498AA7F4DE6D5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Standard"/>
      <text:p text:style-name="Standard"/>
      <text:p text:style-name="Standard"/>
      <text:p text:style-name="Standard"><draw:frame draw:style-name="fr1" draw:name="Image2" text:anchor-type="char" svg:x="-0.178in" svg:y="0.1516in" svg:width="6.9252in" svg:height="2.1661in" draw:z-index="1"><draw:image xlink:href="Pictures/1000000100000542000001A59498AA7F4DE6D5D9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" text:anchor-type="char" svg:x="-0.089in" svg:y="0.0902in" svg:width="6.9252in" svg:height="2.6744in" draw:z-index="0"><draw:image xlink:href="Pictures/10000001000003A40000016822046D129AE3E038.png" xlink:type="simple" xlink:show="embed" xlink:actuate="onLoad" draw:mime-type="image/png"/></draw:frame></text:p>
      <text:p text:style-name="Standard"><draw:frame draw:style-name="fr1" draw:name="Image3" text:anchor-type="char" svg:x="0.2882in" svg:y="0.3547in" svg:width="5.2709in" svg:height="2.7764in" draw:z-index="2"><draw:image xlink:href="Pictures/10000001000001FA0000018027AB7F5613BB9E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12:54.747265559</meta:creation-date>
    <dc:date>2025-01-15T15:28:24.952163665</dc:date>
    <meta:editing-duration>PT5M20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1" meta:word-count="0" meta:character-count="1" meta:non-whitespace-character-count="0"/>
  </office:meta>
</office:document-meta>
</file>